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15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4.5759999999999996" table:style-name="ce1">
            <text:p>4.5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" table:style-name="ce1">
            <text:p>0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72" table:style-name="ce1">
            <text:p>1.9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28.030999999999999" table:style-name="ce1">
            <text:p>28.0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300000000000005" table:style-name="ce1">
            <text:p>0.9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2.976" table:style-name="ce1">
            <text:p>2.9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7.1029999999999998" table:style-name="ce1">
            <text:p>7.1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43" table:style-name="ce1">
            <text:p>6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794" table:style-name="ce1">
            <text:p>3.7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3.728999999999999" table:style-name="ce1">
            <text:p>13.7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441000000000003" table:style-name="ce1">
            <text:p>89.4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198" table:style-name="ce1">
            <text:p>3.1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4.0979999999999999" table:style-name="ce1">
            <text:p>4.0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2.2280000000000002" table:style-name="ce1">
            <text:p>2.2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480000000000002" table:style-name="ce1">
            <text:p>4.7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545000000000002" table:style-name="ce1">
            <text:p>40.5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9.27" table:style-name="ce1">
            <text:p>59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8.0809999999999995" table:style-name="ce1">
            <text:p>8.0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7" table:style-name="ce1">
            <text:p>1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4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" table:style-name="ce1">
            <text:p>27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9.2" table:style-name="ce1">
            <text:p>29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" table:style-name="ce1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62999999999997" table:style-name="ce1">
            <text:p>39.6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" table:style-name="ce1">
            <text:p>18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90000000000003" table:style-name="ce1">
            <text:p>8.9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81.635000000000005" table:style-name="ce1">
            <text:p>81.6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50.71" table:style-name="ce1">
            <text:p>350.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4.478000000000002" table:style-name="ce1">
            <text:p>34.4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7" table:style-name="ce1">
            <text:p>5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3000000000001" table:style-name="ce1">
            <text:p>13.3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6999999999999993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35.549999999999997" table:style-name="ce1">
            <text:p>35.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29.2" table:style-name="ce1">
            <text:p>29.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37:10Z</dc:date>
  </office:meta>
</office:document-meta>
</file>